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0AB49E9F.png" manifest:media-type="image/png"/>
  <manifest:file-entry manifest:full-path="Pictures/100000000000064000000384F0430171.png" manifest:media-type="image/png"/>
  <manifest:file-entry manifest:full-path="Pictures/10000000000006400000038498194F22.png" manifest:media-type="image/png"/>
  <manifest:file-entry manifest:full-path="Pictures/100000000000053400000337A42C398E.png" manifest:media-type="image/png"/>
  <manifest:file-entry manifest:full-path="Pictures/10000201000001F400000160B7E18F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95cm, 17.521cm, 6.699cm, 17.6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95cm, 17.6cm, 5.95cm, 17.6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79cm, 8.481cm, 2.379cm, 7.361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601cm" svg:y="0.6cm" presentation:class="title" presentation:user-transformed="true">
          <draw:text-box>
            <text:p text:style-name="P1"><text:span text:style-name="T1">BlackJack Agile</text:span></text:p>
          </draw:text-box>
        </draw:frame>
        <draw:frame draw:style-name="gr1" draw:text-style-name="P2" draw:layer="layout" svg:width="20.028cm" svg:height="14.2cm" svg:x="3.972cm" svg:y="4.8cm">
          <draw:image xlink:href="Pictures/10000201000001F400000160B7E18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éthodologie Agile</text:span></text:p>
          </draw:text-box>
        </draw:frame>
        <draw:frame draw:style-name="gr1" draw:text-style-name="P2" draw:layer="layout" svg:width="27.999cm" svg:height="17.298cm" svg:x="0.001cm" svg:y="3.702cm">
          <draw:image xlink:href="Pictures/100000000000053400000337A42C39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s menus</text:p>
          </draw:text-box>
        </draw:frame>
        <draw:frame draw:style-name="gr3" draw:text-style-name="P2" draw:layer="layout" svg:width="9.819cm" svg:height="13.6cm" svg:x="2.2cm" svg:y="4cm">
          <draw:image xlink:href="Pictures/10000000000006400000038498194F22.png" xlink:type="simple" xlink:show="embed" xlink:actuate="onLoad">
            <text:p/>
          </draw:image>
        </draw:frame>
        <draw:frame draw:style-name="gr4" draw:text-style-name="P2" draw:layer="layout" svg:width="8.769cm" svg:height="13.86cm" svg:x="15.59cm" svg:y="4.141cm">
          <draw:image xlink:href="Pictures/100000000000064000000384F04301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jeu</text:p>
          </draw:text-box>
        </draw:frame>
        <draw:frame draw:style-name="gr5" draw:text-style-name="P2" draw:layer="layout" svg:width="20.679cm" svg:height="15cm" svg:x="3.321cm" svg:y="4cm">
          <draw:image xlink:href="Pictures/1000000000000640000003840AB49E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MAUGER</meta:initial-creator>
    <meta:creation-date>2015-09-04T13:51:42.384176508</meta:creation-date>
    <dc:date>2015-09-04T14:26:17.642169945</dc:date>
    <dc:creator>Nicolas MAUGER</dc:creator>
    <meta:editing-duration>PT19M25S</meta:editing-duration>
    <meta:editing-cycles>1</meta:editing-cycles>
    <meta:document-statistic meta:object-count="38"/>
    <meta:generator>LibreOffice/4.3.3.2$Linux_X86_64 LibreOffice_project/430m0$Build-2</meta:generator>
  </office:meta>
</office:document-meta>
</file>